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Sheet1" style:family="table-column">
      <style:table-column-properties fo:break-before="auto" style:column-width="0.6666666666666666in"/>
    </style:style>
    <style:style style:name="_row-Sheet1" style:family="table-row">
      <style:table-row-properties style:row-height="0.17708333333333331in" fo:break-before="auto"/>
    </style:style>
    <style:style style:name="1col-Sheet1" style:family="table-column">
      <style:table-column-properties fo:break-before="auto" style:column-width="0.11458333333333333in"/>
    </style:style>
    <style:style style:name="2col-Sheet1" style:family="table-column">
      <style:table-column-properties fo:break-before="auto" style:column-width="1.65625in"/>
    </style:style>
    <style:style style:name="3col-Sheet1" style:family="table-column">
      <style:table-column-properties fo:break-before="auto" style:column-width="3.4375in"/>
    </style:style>
    <style:style style:name="4col-Sheet1" style:family="table-column">
      <style:table-column-properties fo:break-before="auto" style:column-width="0.9166666666666666in"/>
    </style:style>
    <style:style style:name="5col-Sheet1" style:family="table-column">
      <style:table-column-properties fo:break-before="auto" style:column-width="0.8125in"/>
    </style:style>
    <style:style style:name="6col-Sheet1" style:family="table-column">
      <style:table-column-properties fo:break-before="auto" style:column-width="1.0208333333333333in"/>
    </style:style>
    <style:style style:name="7col-Sheet1" style:family="table-column">
      <style:table-column-properties fo:break-before="auto" style:column-width="1.25in"/>
    </style:style>
    <style:style style:name="2row-Sheet1" style:family="table-row">
      <style:table-row-properties style:use-optimal-row-height="true" fo:break-before="auto"/>
    </style:style>
    <style:style style:name="3row-Sheet1" style:family="table-row">
      <style:table-row-properties style:row-height="0.3020833333333333in" fo:break-before="auto"/>
    </style:style>
    <number:number-style style:name="N1,2cel-Sheet1" style:volatile="true">
      <number:number number:min-integer-digits="1" number:decimal-places="15" number:decimal-replacement=""/>
    </number:number-style>
    <style:style style:name="1,2cel-Sheet1" style:family="table-cell" style:parent-style-name="Default" style:data-style-name="N1,2cel-Sheet1"/>
    <style:style style:name="1,4cel-Sheet1" style:family="table-cell" style:parent-style-name="Default">
      <style:paragraph-properties fo:text-align="end"/>
      <style:text-properties fo:font-size="24pt"/>
    </style:style>
    <style:style style:name="1,5cel-Sheet1" style:family="table-cell" style:parent-style-name="Default">
      <style:paragraph-properties fo:text-align="start"/>
      <style:text-properties fo:font-size="18pt"/>
    </style:style>
    <style:style style:name="1,7cel-Sheet1" style:family="table-cell" style:parent-style-name="Default" style:data-style-name="N1,2cel-Sheet1"/>
    <number:number-style style:name="N2,2cel-Sheet1" style:volatile="true">
      <number:number number:min-integer-digits="1" number:decimal-places="15" number:decimal-replacement=""/>
    </number:number-style>
    <style:style style:name="2,2cel-Sheet1" style:family="table-cell" style:parent-style-name="Default" style:data-style-name="N2,2cel-Sheet1">
      <style:paragraph-properties fo:text-align="start"/>
    </style:style>
    <number:number-style style:name="N2,3cel-Sheet1" style:volatile="true">
      <number:number number:min-integer-digits="1" number:decimal-places="15" number:decimal-replacement=""/>
    </number:number-style>
    <style:style style:name="2,3cel-Sheet1" style:family="table-cell" style:parent-style-name="Default" style:data-style-name="N2,3cel-Sheet1">
      <style:text-properties fo:font-weight="bold"/>
    </style:style>
    <number:number-style style:name="N2,5cel-Sheet1" style:volatile="true">
      <number:number number:min-integer-digits="1" number:decimal-places="0"/>
    </number:number-style>
    <style:style style:name="2,5cel-Sheet1" style:family="table-cell" style:parent-style-name="Default" style:data-style-name="N2,5cel-Sheet1">
      <style:table-cell-properties fo:border-bottom="0.0008in solid #000000" fo:border-left="none" fo:border-right="none" fo:border-top="none" fo:background-color="#dddddd"/>
      <style:paragraph-properties fo:text-align="start"/>
      <style:text-properties fo:font-size="18pt" fo:font-weight="bold"/>
    </style:style>
    <number:date-style style:name="N3,5cel-Sheet1">
      <number:month/>
      <number:text>/</number:text>
      <number:day/>
      <number:text>/</number:text>
      <number:year number:style="long"/>
    </number:date-style>
    <style:style style:name="3,5cel-Sheet1" style:family="table-cell" style:parent-style-name="Default" style:data-style-name="N3,5cel-Sheet1">
      <style:table-cell-properties fo:border-bottom="0.0008in solid #000000" fo:border-left="none" fo:border-right="none" fo:border-top="0.0008in solid #000000" fo:background-color="#dddddd"/>
      <style:paragraph-properties fo:text-align="start"/>
      <style:text-properties fo:font-size="18pt" fo:font-weight="bold"/>
    </style:style>
    <style:style style:name="4,5cel-Sheet1" style:family="table-cell" style:parent-style-name="Default">
      <style:table-cell-properties fo:border-bottom="none" fo:border-left="none" fo:border-right="none" fo:border-top="0.0008in solid #000000"/>
    </style:style>
    <number:number-style style:name="N4,7cel-Sheet1" style:volatile="true">
      <number:number number:min-integer-digits="1" number:decimal-places="15" number:decimal-replacement=""/>
    </number:number-style>
    <style:style style:name="4,7cel-Sheet1" style:family="table-cell" style:parent-style-name="Default" style:data-style-name="N4,7cel-Sheet1">
      <style:table-cell-properties fo:border-bottom="none" fo:border-left="none" fo:border-right="none" fo:border-top="0.0008in solid #000000"/>
    </style:style>
    <style:style style:name="5,1cel-Sheet1" style:family="table-cell" style:parent-style-name="Default">
      <style:text-properties style:font-name="Courier New"/>
    </style:style>
    <style:style style:name="5,5cel-Sheet1" style:family="table-cell" style:parent-style-name="Default">
      <style:table-cell-properties fo:border-bottom="0.0008in solid #000000" fo:border-left="none" fo:border-right="none" fo:border-top="none" fo:background-color="#dddddd"/>
      <style:paragraph-properties fo:text-align="start"/>
      <style:text-properties fo:font-size="11pt"/>
    </style:style>
    <style:style style:name="6,5cel-Sheet1" style:family="table-cell" style:parent-style-name="Default">
      <style:table-cell-properties fo:border-bottom="0.0008in solid #000000" fo:border-left="none" fo:border-right="none" fo:border-top="0.0008in solid #000000" fo:background-color="#dddddd"/>
      <style:paragraph-properties fo:text-align="start"/>
      <style:text-properties fo:font-size="11pt"/>
    </style:style>
    <number:number-style style:name="N7,5cel-Sheet1" style:volatile="true">
      <number:number number:min-integer-digits="1" number:decimal-places="0"/>
    </number:number-style>
    <style:style style:name="7,5cel-Sheet1" style:family="table-cell" style:parent-style-name="Default" style:data-style-name="N7,5cel-Sheet1">
      <style:table-cell-properties fo:border-bottom="0.0008in solid #000000" fo:border-left="none" fo:border-right="none" fo:border-top="0.0008in solid #000000" fo:background-color="#dddddd"/>
      <style:paragraph-properties fo:text-align="start"/>
      <style:text-properties fo:font-size="11pt"/>
    </style:style>
    <number:date-style style:name="N9,5cel-Sheet1">
      <number:month/>
      <number:text>/</number:text>
      <number:day/>
      <number:text>/</number:text>
      <number:year number:style="long"/>
    </number:date-style>
    <style:style style:name="9,5cel-Sheet1" style:family="table-cell" style:parent-style-name="Default" style:data-style-name="N9,5cel-Sheet1">
      <style:table-cell-properties fo:border-bottom="0.0008in solid #000000" fo:border-left="none" fo:border-right="none" fo:border-top="0.0008in solid #000000" fo:background-color="#dddddd"/>
      <style:paragraph-properties fo:text-align="start"/>
      <style:text-properties fo:font-size="11pt"/>
    </style:style>
    <style:style style:name="9,6cel-Sheet1" style:family="table-cell" style:parent-style-name="Default">
      <style:table-cell-properties fo:border-bottom="0.0008in solid #000000" fo:border-left="none" fo:border-right="none" fo:border-top="0.0008in solid #000000"/>
    </style:style>
    <style:style style:name="12,3cel-Sheet1" style:family="table-cell" style:parent-style-name="Default">
      <style:paragraph-properties fo:text-align="end"/>
      <style:text-properties fo:font-size="11pt" fo:color="#969696" fo:font-weight="bold"/>
    </style:style>
    <style:style style:name="13,4cel-Sheet1" style:family="table-cell" style:parent-style-name="Default">
      <style:table-cell-properties fo:border-bottom="0.0008in solid #000000" fo:border-left="none" fo:border-right="none" fo:border-top="none"/>
    </style:style>
    <style:style style:name="17,2cel-Sheet1" style:family="table-cell" style:parent-style-name="Default">
      <style:table-cell-properties style:vertical-align="middle" fo:border-bottom="0.0008in solid #000000" fo:border-left="none" fo:border-right="none" fo:border-top="none" fo:background-color="#808080"/>
      <style:text-properties fo:color="#ffffff"/>
    </style:style>
    <style:style style:name="17,7cel-Sheet1" style:family="table-cell" style:parent-style-name="Default">
      <style:table-cell-properties style:vertical-align="middle" fo:background-color="#808080"/>
      <style:text-properties fo:color="#ffffff"/>
    </style:style>
    <style:style style:name="18,1cel-Sheet1" style:family="table-cell" style:parent-style-name="Default">
      <style:table-cell-properties fo:border-bottom="none" fo:border-left="none" fo:border-right="0.0008in solid #000000" fo:border-top="none"/>
    </style:style>
    <number:date-style style:name="N18,2cel-Sheet1">
      <number:month/>
      <number:text>/</number:text>
      <number:day/>
      <number:text>/</number:text>
      <number:year number:style="long"/>
    </number:date-style>
    <style:style style:name="18,2cel-Sheet1" style:family="table-cell" style:parent-style-name="Default" style:data-style-name="N18,2cel-Sheet1">
      <style:table-cell-properties fo:border-bottom="0.0008in solid #000000" fo:border-left="0.0008in solid #000000" fo:border-right="0.0008in solid #000000" fo:border-top="0.0008in solid #000000"/>
      <style:paragraph-properties fo:text-align="start"/>
    </style:style>
    <style:style style:name="18,3cel-Sheet1" style:family="table-cell" style:parent-style-name="Default">
      <style:table-cell-properties fo:border-bottom="0.0008in solid #000000" fo:border-left="0.0008in solid #000000" fo:border-right="0.0008in solid #000000" fo:border-top="0.0008in solid #000000"/>
    </style:style>
    <number:number-style style:name="N18,4cel-Sheet1" style:volatile="true">
      <number:number number:min-integer-digits="1" number:decimal-places="0"/>
    </number:number-style>
    <style:style style:name="18,4cel-Sheet1" style:family="table-cell" style:parent-style-name="Default" style:data-style-name="N18,4cel-Sheet1">
      <style:table-cell-properties fo:border-bottom="0.0008in solid #000000" fo:border-left="0.0008in solid #000000" fo:border-right="0.0008in solid #000000" fo:border-top="0.0008in solid #000000"/>
    </style:style>
    <number:currency-style style:name="N18,7cel-Sheet1" style:volatile="true">
      <number:currency-symbol>$</number:currency-symbol>
      <number:number number:min-integer-digits="1" number:decimal-places="2" number:grouping="true"/>
    </number:currency-style>
    <style:style style:name="18,7cel-Sheet1" style:family="table-cell" style:parent-style-name="Default" style:data-style-name="N18,7cel-Sheet1">
      <style:table-cell-properties fo:wrap-option="no-wrap" fo:border-bottom="0.0008in solid #000000" fo:border-left="0.0008in solid #000000" fo:border-right="0.0008in solid #000000" fo:border-top="none"/>
    </style:style>
    <style:style style:name="18,8cel-Sheet1" style:family="table-cell" style:parent-style-name="Default">
      <style:table-cell-properties fo:border-bottom="none" fo:border-left="0.0008in solid #000000" fo:border-right="none" fo:border-top="none"/>
    </style:style>
    <number:number-style style:name="N19,4cel-Sheet1" style:volatile="true">
      <number:number number:min-integer-digits="1" number:decimal-places="15" number:decimal-replacement=""/>
    </number:number-style>
    <style:style style:name="19,4cel-Sheet1" style:family="table-cell" style:parent-style-name="Default" style:data-style-name="N19,4cel-Sheet1">
      <style:table-cell-properties fo:border-bottom="0.0008in solid #000000" fo:border-left="0.0008in solid #000000" fo:border-right="0.0008in solid #000000" fo:border-top="0.0008in solid #000000"/>
    </style:style>
    <number:number-style style:name="N19,7cel-Sheet1" style:volatile="true">
      <number:number number:min-integer-digits="1" number:decimal-places="0"/>
    </number:number-style>
    <style:style style:name="19,7cel-Sheet1" style:family="table-cell" style:parent-style-name="Default" style:data-style-name="N19,7cel-Sheet1">
      <style:table-cell-properties fo:wrap-option="no-wrap" fo:border-bottom="0.0008in solid #000000" fo:border-left="0.0008in solid #000000" fo:border-right="0.0008in solid #000000" fo:border-top="0.0008in solid #000000"/>
    </style:style>
    <number:date-style style:name="N20,2cel-Sheet1">
      <number:month/>
      <number:text>/</number:text>
      <number:day/>
      <number:text>/</number:text>
      <number:year number:style="long"/>
    </number:date-style>
    <style:style style:name="20,2cel-Sheet1" style:family="table-cell" style:parent-style-name="Default" style:data-style-name="N20,2cel-Sheet1">
      <style:table-cell-properties fo:border-bottom="0.0008in solid #000000" fo:border-left="0.0008in solid #000000" fo:border-right="0.0008in solid #000000" fo:border-top="0.0008in solid #000000"/>
    </style:style>
    <number:number-style style:name="N20,7cel-Sheet1" style:volatile="true">
      <number:number number:min-integer-digits="1" number:decimal-places="0"/>
    </number:number-style>
    <style:style style:name="20,7cel-Sheet1" style:family="table-cell" style:parent-style-name="Default" style:data-style-name="N20,7cel-Sheet1">
      <style:table-cell-properties fo:wrap-option="no-wrap" fo:border-bottom="0.0008in solid #000000" fo:border-left="0.0008in solid #000000" fo:border-right="0.0008in solid #000000" fo:border-top="0.0008in solid #000000"/>
    </style:style>
    <style:style style:name="40,2cel-Sheet1" style:family="table-cell" style:parent-style-name="Default">
      <style:table-cell-properties fo:wrap-option="no-wrap" fo:border-bottom="none" fo:border-left="none" fo:border-right="none" fo:border-top="0.0008in solid #000000"/>
    </style:style>
    <style:style style:name="40,4cel-Sheet1" style:family="table-cell" style:parent-style-name="Default">
      <style:table-cell-properties fo:border-bottom="none" fo:border-left="none" fo:border-right="none" fo:border-top="0.0008in solid #000000"/>
      <style:paragraph-properties fo:text-align="end"/>
      <style:text-properties fo:font-size="18pt" fo:font-weight="bold"/>
    </style:style>
    <number:currency-style style:name="N40,7cel-Sheet1" style:volatile="true">
      <number:currency-symbol>$</number:currency-symbol>
      <number:number number:min-integer-digits="1" number:decimal-places="2" number:grouping="true"/>
    </number:currency-style>
    <style:style style:name="40,7cel-Sheet1" style:family="table-cell" style:parent-style-name="Default" style:data-style-name="N40,7cel-Sheet1">
      <style:table-cell-properties fo:border-bottom="none" fo:border-left="none" fo:border-right="none" fo:border-top="0.0008in solid #000000"/>
      <style:paragraph-properties fo:text-align="start"/>
      <style:text-properties fo:font-size="18pt" fo:font-weight="bold"/>
    </style:style>
  </office:automatic-styles>
  <office:body>
    <office:spreadsheet>
      <table:table table:name="Sheet1">
        <table:table-column table:style-name="1col-Sheet1" table:default-cell-style-name="Default"/>
        <table:table-column table:style-name="2col-Sheet1" table:default-cell-style-name="Default"/>
        <table:table-column table:style-name="3col-Sheet1" table:default-cell-style-name="Default"/>
        <table:table-column table:style-name="4col-Sheet1" table:default-cell-style-name="Default"/>
        <table:table-column table:style-name="5col-Sheet1" table:default-cell-style-name="Default"/>
        <table:table-column table:style-name="6col-Sheet1" table:default-cell-style-name="Default"/>
        <table:table-column table:style-name="7col-Sheet1" table:number-columns-repeated="14" table:default-cell-style-name="Default"/>
        <table:table-row table:style-name="_row-Sheet1">
          <table:table-cell/>
          <table:table-cell table:style-name="1,2cel-Sheet1" table:number-columns-spanned="2"/>
          <table:covered-table-cell/>
          <table:table-cell table:style-name="1,4cel-Sheet1"/>
          <table:table-cell table:style-name="1,5cel-Sheet1"/>
          <table:table-cell table:style-name="1,5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2row-Sheet1">
          <table:table-cell table:style-name="1,7cel-Sheet1" office:value-type="string">
            <text:p>  </text:p>
          </table:table-cell>
          <table:table-cell table:style-name="2,2cel-Sheet1"/>
          <table:table-cell table:style-name="2,3cel-Sheet1" office:value-type="string">
            <text:p> </text:p>
          </table:table-cell>
          <table:table-cell/>
          <table:table-cell table:style-name="2,5cel-Sheet1" table:number-columns-spanned="2" office:value-type="string">
            <text:p>Johnny</text:p>
          </table:table-cell>
          <table:covered-table-cell/>
          <table:table-cell table:style-name="2,5cel-Sheet1"/>
          <table:table-cell table:style-name="2,5cel-Sheet1" office:value-type="string">
            <text:p>INVOICE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3row-Sheet1">
          <table:table-cell table:style-name="1,7cel-Sheet1"/>
          <table:table-cell table:style-name="1,7cel-Sheet1" office:value-type="string">
            <text:p>22 Main Street</text:p>
          </table:table-cell>
          <table:table-cell/>
          <table:table-cell/>
          <table:table-cell table:style-name="3,5cel-Sheet1" table:number-columns-spanned="2" office:value-type="string">
            <text:p>Depp</text:p>
          </table:table-cell>
          <table:covered-table-cell/>
          <table:table-cell table:style-name="3,5cel-Sheet1"/>
          <table:table-cell table:style-name="3,5cel-Sheet1" office:value-type="date" office:date-value="2008-12-20T00:00:00">
            <text:p>12/20/2008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 office:value-type="string">
            <text:p>City, ST, 01234</text:p>
          </table:table-cell>
          <table:table-cell/>
          <table:table-cell/>
          <table:table-cell table:style-name="4,5cel-Sheet1" table:number-columns-spanned="2"/>
          <table:covered-table-cell/>
          <table:table-cell table:style-name="4,7cel-Sheet1"/>
          <table:table-cell table:style-name="4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5,1cel-Sheet1"/>
          <table:table-cell table:style-name="1,7cel-Sheet1" office:value-type="string">
            <text:p>USA</text:p>
          </table:table-cell>
          <table:table-cell/>
          <table:table-cell/>
          <table:table-cell table:style-name="5,5cel-Sheet1" table:number-columns-spanned="2"/>
          <table:covered-table-cell/>
          <table:table-cell table:style-name="5,5cel-Sheet1"/>
          <table:table-cell table:style-name="5,5cel-Sheet1" office:value-type="string">
            <text:p>invoice 122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5,1cel-Sheet1" office:value-type="string">
            <text:p> </text:p>
          </table:table-cell>
          <table:table-cell table:style-name="1,7cel-Sheet1"/>
          <table:table-cell/>
          <table:table-cell table:style-name="6,5cel-Sheet1" table:number-columns-spanned="2"/>
          <table:covered-table-cell/>
          <table:table-cell table:style-name="6,5cel-Sheet1"/>
          <table:table-cell table:style-name="6,5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5,1cel-Sheet1"/>
          <table:table-cell table:style-name="1,7cel-Sheet1"/>
          <table:table-cell/>
          <table:table-cell table:style-name="7,5cel-Sheet1" table:number-columns-spanned="2"/>
          <table:covered-table-cell/>
          <table:table-cell table:style-name="7,5cel-Sheet1"/>
          <table:table-cell table:style-name="7,5cel-Sheet1" office:value-type="string">
            <text:p>Due Date:  12/29/2008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 office:value-type="string">
            <text:p>Bill to:</text:p>
          </table:table-cell>
          <table:table-cell table:style-name="1,7cel-Sheet1"/>
          <table:table-cell/>
          <table:table-cell table:style-name="6,5cel-Sheet1" table:number-columns-spanned="2"/>
          <table:covered-table-cell/>
          <table:table-cell table:style-name="4,7cel-Sheet1"/>
          <table:table-cell table:style-name="4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5,1cel-Sheet1"/>
          <table:table-cell table:style-name="1,7cel-Sheet1"/>
          <table:table-cell/>
          <table:table-cell table:style-name="9,5cel-Sheet1"/>
          <table:table-cell table:style-name="9,6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2,3cel-Sheet1" office:value-type="string">
            <text:p>Vladislav Kulchitsky</text:p>
          </table:table-cell>
          <table:table-cell table:style-name="1,7cel-Sheet1"/>
          <table:table-cell/>
          <table:table-cell table:style-name="6,5cel-Sheet1"/>
          <table:table-cell table:style-name="9,6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 office:value-type="string">
            <text:p>1 Main Street</text:p>
          </table:table-cell>
          <table:table-cell/>
          <table:table-cell table:style-name="1,7cel-Sheet1"/>
          <table:table-cell table:style-name="4,5cel-Sheet1"/>
          <table:table-cell table:style-name="4,5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 office:value-type="string">
            <text:p>Nashua,NH 03062</text:p>
          </table:table-cell>
          <table:table-cell table:style-name="12,3cel-Sheet1"/>
          <table:table-cell table:number-columns-spanned="4"/>
          <table:covered-table-cell table:number-columns-repeated="3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2,3cel-Sheet1"/>
          <table:table-cell table:style-name="13,4cel-Sheet1" table:number-columns-spanned="4"/>
          <table:covered-table-cell table:number-columns-repeated="3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2,3cel-Sheet1"/>
          <table:table-cell table:style-name="4,5cel-Sheet1" table:number-columns-spanned="4"/>
          <table:covered-table-cell table:number-columns-repeated="3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3,4cel-Sheet1" table:number-columns-spanned="4"/>
          <table:covered-table-cell table:number-columns-repeated="3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4,5cel-Sheet1"/>
          <table:table-cell table:style-name="4,5cel-Sheet1"/>
          <table:table-cell table:style-name="4,5cel-Sheet1"/>
          <table:table-cell table:style-name="4,5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7,2cel-Sheet1" office:value-type="string">
            <text:p>Date</text:p>
          </table:table-cell>
          <table:table-cell table:style-name="17,2cel-Sheet1" office:value-type="string">
            <text:p>Description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7cel-Sheet1" office:value-type="string">
            <text:p>Amount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18,2cel-Sheet1" office:value-type="date" office:date-value="2008-12-20T00:00:00">
            <text:p>12/20/2008</text:p>
          </table:table-cell>
          <table:table-cell table:style-name="18,3cel-Sheet1" office:value-type="string">
            <text:p>testing and patching site in IE8</text:p>
          </table:table-cell>
          <table:table-cell table:style-name="18,4cel-Sheet1"/>
          <table:table-cell table:style-name="18,3cel-Sheet1"/>
          <table:table-cell table:style-name="18,3cel-Sheet1"/>
          <table:table-cell table:style-name="18,7cel-Sheet1" office:value-type="currency" office:value="50">
            <text:p>$50,00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18,2cel-Sheet1" office:value-type="string">
            <text:p>12/21/2008</text:p>
          </table:table-cell>
          <table:table-cell table:style-name="18,3cel-Sheet1" office:value-type="string">
            <text:p>finalizing</text:p>
          </table:table-cell>
          <table:table-cell table:style-name="19,4cel-Sheet1"/>
          <table:table-cell table:style-name="18,3cel-Sheet1"/>
          <table:table-cell table:style-name="18,3cel-Sheet1" office:value-type="string">
            <text:p> </text:p>
          </table:table-cell>
          <table:table-cell table:style-name="19,7cel-Sheet1" office:value-type="float" office:value="10">
            <text:p>10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 office:value-type="string">
            <text:p> </text:p>
          </table:table-cell>
          <table:table-cell table:style-name="18,3cel-Sheet1" office:value-type="string">
            <text:p> </text:p>
          </table:table-cell>
          <table:table-cell table:style-name="18,4cel-Sheet1"/>
          <table:table-cell table:style-name="18,3cel-Sheet1"/>
          <table:table-cell table:style-name="18,3cel-Sheet1" office:value-type="string">
            <text:p> </text:p>
          </table:table-cell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 office:value-type="string">
            <text:p> </text:p>
          </table:table-cell>
          <table:table-cell table:style-name="18,3cel-Sheet1"/>
          <table:table-cell table:style-name="18,3cel-Sheet1"/>
          <table:table-cell table:style-name="18,3cel-Sheet1"/>
          <table:table-cell table:style-name="18,3cel-Sheet1" office:value-type="string">
            <text:p> </text:p>
          </table:table-cell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/>
          <table:table-cell table:style-name="20,7cel-Sheet1" office:value-type="string">
            <text:p> 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8,1cel-Sheet1"/>
          <table:table-cell table:style-name="20,2cel-Sheet1"/>
          <table:table-cell table:style-name="18,3cel-Sheet1"/>
          <table:table-cell table:style-name="18,3cel-Sheet1"/>
          <table:table-cell table:style-name="18,3cel-Sheet1"/>
          <table:table-cell table:style-name="18,3cel-Sheet1" office:value-type="string">
            <text:p>GST</text:p>
          </table:table-cell>
          <table:table-cell table:style-name="20,7cel-Sheet1" office:value-type="float" office:value="0">
            <text:p>0</text:p>
          </table:table-cell>
          <table:table-cell table:style-name="18,8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2row-Sheet1">
          <table:table-cell table:style-name="1,7cel-Sheet1"/>
          <table:table-cell table:style-name="40,2cel-Sheet1"/>
          <table:table-cell table:style-name="40,2cel-Sheet1"/>
          <table:table-cell table:style-name="40,4cel-Sheet1" table:number-columns-spanned="3" office:value-type="string">
            <text:p>TOTAL DUE $</text:p>
          </table:table-cell>
          <table:covered-table-cell table:number-columns-repeated="2"/>
          <table:table-cell table:style-name="40,7cel-Sheet1" table:formula="oooc:=roundup(sum([.G18];[.G19];[.G20];[.G21];{};{};{};{};{};{};{};{};[.G22];[.G23];[.G24];[.G25];[.G26];[.G27];[.G28];[.G29];[.G30];[.G31];[.G32];[.G33];[.G34];[.G35];[.G36];[.G37];[.G38];[.G39]);1)" office:value-type="currency" office:value="60">
            <text:p>$60,00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2,3cel-Sheet1" office:value-type="string">
            <text:p>Thank you for your business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 office:value-type="string">
            <text:p>Recieved with thanks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 office:value-type="string">
            <text:p>Oleg Stepanenko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 office:value-type="string">
            <text:p>Programmer</text:p>
          </table:table-cell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  <table:table-row table:style-name="_row-Sheet1"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  <table:table-cell table:style-name="1,7cel-Sheet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